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1c42" officeooo:paragraph-rsid="001d1c42"/>
    </style:style>
    <style:style style:name="P2" style:family="paragraph" style:parent-style-name="Standard">
      <style:text-properties fo:font-size="14pt" fo:font-weight="bold" officeooo:rsid="001d1c42" officeooo:paragraph-rsid="001d1c42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as ein gutes Team ausmacht</text:p>
      <text:p text:style-name="P1"/>
      <text:p text:style-name="P1"/>
      <text:p text:style-name="P1">Ausreichend Motivation</text:p>
      <text:p text:style-name="P1">Gute Organisation</text:p>
      <text:p text:style-name="P1">Passende Rolleneinteilung</text:p>
      <text:p text:style-name="P1">Respektvoller Umgang</text:p>
      <text:p text:style-name="P1">Gute Kommunikation</text:p>
      <text:p text:style-name="P1">Spaß</text:p>
      <text:p text:style-name="P1">Anwesenheit</text:p>
      <text:p text:style-name="P1">Teamgeist</text:p>
      <text:p text:style-name="P1">Zeitmanagem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3T12:27:16.201000000</meta:creation-date>
    <dc:date>2022-11-13T12:31:07.956000000</dc:date>
    <meta:editing-duration>PT3M51S</meta:editing-duration>
    <meta:editing-cycles>1</meta:editing-cycles>
    <meta:document-statistic meta:table-count="0" meta:image-count="0" meta:object-count="0" meta:page-count="1" meta:paragraph-count="10" meta:word-count="19" meta:character-count="167" meta:non-whitespace-character-count="158"/>
    <meta:generator>LibreOffice/7.1.4.2$Windows_X86_64 LibreOffice_project/a529a4fab45b75fefc5b6226684193eb000654f6</meta:generator>
  </office:meta>
</office:document-meta>
</file>